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0.991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22.3">
            <text:p>22.3</text:p>
          </table:table-cell>
          <table:table-cell office:value-type="float" office:value="22.6">
            <text:p>22.6</text:p>
          </table:table-cell>
          <table:table-cell table:formula="of:=[.B1]+273.15" office:value-type="float" office:value="295.45">
            <text:p>295.45</text:p>
          </table:table-cell>
          <table:table-cell table:formula="of:=[.C1]+273.15" office:value-type="float" office:value="295.75">
            <text:p>295.75</text:p>
          </table:table-cell>
          <table:table-cell table:formula="of:=2898/[.D1]" office:value-type="float" office:value="9.80876628871213">
            <text:p>9.8087662887</text:p>
          </table:table-cell>
          <table:table-cell table:formula="of:=2898/[.E1]" office:value-type="float" office:value="9.79881656804734">
            <text:p>9.79881656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.2">
            <text:p>25.2</text:p>
          </table:table-cell>
          <table:table-cell office:value-type="float" office:value="25.5">
            <text:p>25.5</text:p>
          </table:table-cell>
          <table:table-cell table:formula="of:=[.B2]+273.15" office:value-type="float" office:value="298.35">
            <text:p>298.35</text:p>
          </table:table-cell>
          <table:table-cell table:formula="of:=[.C2]+273.15" office:value-type="float" office:value="298.65">
            <text:p>298.65</text:p>
          </table:table-cell>
          <table:table-cell table:formula="of:=2898/[.D2]" office:value-type="float" office:value="9.71342383107089">
            <text:p>9.7134238311</text:p>
          </table:table-cell>
          <table:table-cell table:formula="of:=2898/[.E2]" office:value-type="float" office:value="9.70366649924661">
            <text:p>9.7036664992</text:p>
          </table:table-cell>
          <table:table-cell table:number-columns-repeated="4"/>
          <table:table-cell office:value-type="string">
            <text:p>Vodorovný pan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3">
            <text:p>27.3</text:p>
          </table:table-cell>
          <table:table-cell office:value-type="float" office:value="28.1">
            <text:p>28.1</text:p>
          </table:table-cell>
          <table:table-cell table:formula="of:=[.B3]+273.15" office:value-type="float" office:value="300.45">
            <text:p>300.45</text:p>
          </table:table-cell>
          <table:table-cell table:formula="of:=[.C3]+273.15" office:value-type="float" office:value="301.25">
            <text:p>301.25</text:p>
          </table:table-cell>
          <table:table-cell table:formula="of:=2898/[.D3]" office:value-type="float" office:value="9.64553170244633">
            <text:p>9.6455317024</text:p>
          </table:table-cell>
          <table:table-cell table:formula="of:=2898/[.E3]" office:value-type="float" office:value="9.61991701244813">
            <text:p>9.6199170124</text:p>
          </table:table-cell>
          <table:table-cell table:number-columns-repeated="4"/>
          <table:table-cell office:value-type="string">
            <text:p>Svislý pane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.4">
            <text:p>29.4</text:p>
          </table:table-cell>
          <table:table-cell office:value-type="float" office:value="29.5">
            <text:p>29.5</text:p>
          </table:table-cell>
          <table:table-cell table:formula="of:=[.B4]+273.15" office:value-type="float" office:value="302.55">
            <text:p>302.55</text:p>
          </table:table-cell>
          <table:table-cell table:formula="of:=[.C4]+273.15" office:value-type="float" office:value="302.65">
            <text:p>302.65</text:p>
          </table:table-cell>
          <table:table-cell table:formula="of:=2898/[.D4]" office:value-type="float" office:value="9.5785820525533">
            <text:p>9.5785820526</text:p>
          </table:table-cell>
          <table:table-cell table:formula="of:=2898/[.E4]" office:value-type="float" office:value="9.5754171485214">
            <text:p>9.5754171485</text:p>
          </table:table-cell>
          <table:table-cell table:number-columns-repeated="4"/>
          <table:table-cell office:value-type="string">
            <text:p>Vlnová délka (vodorovný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.2">
            <text:p>31.2</text:p>
          </table:table-cell>
          <table:table-cell office:value-type="float" office:value="31.9">
            <text:p>31.9</text:p>
          </table:table-cell>
          <table:table-cell table:formula="of:=[.B5]+273.15" office:value-type="float" office:value="304.35">
            <text:p>304.35</text:p>
          </table:table-cell>
          <table:table-cell table:formula="of:=[.C5]+273.15" office:value-type="float" office:value="305.05">
            <text:p>305.05</text:p>
          </table:table-cell>
          <table:table-cell table:formula="of:=2898/[.D5]" office:value-type="float" office:value="9.5219319862001">
            <text:p>9.5219319862</text:p>
          </table:table-cell>
          <table:table-cell table:formula="of:=2898/[.E5]" office:value-type="float" office:value="9.50008195377807">
            <text:p>9.5000819538</text:p>
          </table:table-cell>
          <table:table-cell table:number-columns-repeated="4"/>
          <table:table-cell office:value-type="string">
            <text:p>Vlnová délka (svislý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.4">
            <text:p>33.4</text:p>
          </table:table-cell>
          <table:table-cell office:value-type="float" office:value="33.7">
            <text:p>33.7</text:p>
          </table:table-cell>
          <table:table-cell table:formula="of:=[.B6]+273.15" office:value-type="float" office:value="306.55">
            <text:p>306.55</text:p>
          </table:table-cell>
          <table:table-cell table:formula="of:=[.C6]+273.15" office:value-type="float" office:value="306.85">
            <text:p>306.85</text:p>
          </table:table-cell>
          <table:table-cell table:formula="of:=2898/[.D6]" office:value-type="float" office:value="9.45359647692057">
            <text:p>9.4535964769</text:p>
          </table:table-cell>
          <table:table-cell table:formula="of:=2898/[.E6]" office:value-type="float" office:value="9.44435391885286">
            <text:p>9.4443539189</text:p>
          </table:table-cell>
          <table:table-cell/>
          <table:table-cell>
            <draw:frame table:end-cell-address="List1.P33" table:end-x="1.561cm" table:end-y="0.083cm" draw:z-index="0" draw:style-name="gr1" draw:text-style-name="P1" svg:width="15.999cm" svg:height="11.223cm" svg:x="1.369cm" svg:y="0.342cm">
              <draw:object draw:notify-on-update-of-ranges="List1.A1:List1.A35 List1.L2:List1.L2 List1.B1:List1.B35 List1.A1:List1.A35 List1.L3:List1.L3 List1.C1:List1.C35 List1.L4:List1.L4 List1.F1:List1.F35 List1.A1:List1.A35 List1.L5:List1.L5 List1.G1:List1.G35 List1.A1:List1.A3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6">
            <text:p>36</text:p>
          </table:table-cell>
          <table:table-cell table:formula="of:=[.B7]+273.15" office:value-type="float" office:value="309.15">
            <text:p>309.15</text:p>
          </table:table-cell>
          <table:table-cell table:formula="of:=[.C7]+273.15" office:value-type="float" office:value="309.15">
            <text:p>309.15</text:p>
          </table:table-cell>
          <table:table-cell table:formula="of:=2898/[.D7]" office:value-type="float" office:value="9.37409024745269">
            <text:p>9.3740902475</text:p>
          </table:table-cell>
          <table:table-cell table:formula="of:=2898/[.E7]" office:value-type="float" office:value="9.37409024745269">
            <text:p>9.374090247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.5">
            <text:p>37.5</text:p>
          </table:table-cell>
          <table:table-cell office:value-type="float" office:value="38.3">
            <text:p>38.3</text:p>
          </table:table-cell>
          <table:table-cell table:formula="of:=[.B8]+273.15" office:value-type="float" office:value="310.65">
            <text:p>310.65</text:p>
          </table:table-cell>
          <table:table-cell table:formula="of:=[.C8]+273.15" office:value-type="float" office:value="311.45">
            <text:p>311.45</text:p>
          </table:table-cell>
          <table:table-cell table:formula="of:=2898/[.D8]" office:value-type="float" office:value="9.32882665379044">
            <text:p>9.3288266538</text:p>
          </table:table-cell>
          <table:table-cell table:formula="of:=2898/[.E8]" office:value-type="float" office:value="9.3048643441965">
            <text:p>9.3048643442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.8">
            <text:p>39.8</text:p>
          </table:table-cell>
          <table:table-cell office:value-type="float" office:value="40">
            <text:p>40</text:p>
          </table:table-cell>
          <table:table-cell table:formula="of:=[.B9]+273.15" office:value-type="float" office:value="312.95">
            <text:p>312.95</text:p>
          </table:table-cell>
          <table:table-cell table:formula="of:=[.C9]+273.15" office:value-type="float" office:value="313.15">
            <text:p>313.15</text:p>
          </table:table-cell>
          <table:table-cell table:formula="of:=2898/[.D9]" office:value-type="float" office:value="9.26026521808596">
            <text:p>9.2602652181</text:p>
          </table:table-cell>
          <table:table-cell table:formula="of:=2898/[.E9]" office:value-type="float" office:value="9.25435095002395">
            <text:p>9.2543509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.8">
            <text:p>41.8</text:p>
          </table:table-cell>
          <table:table-cell office:value-type="float" office:value="42">
            <text:p>42</text:p>
          </table:table-cell>
          <table:table-cell table:formula="of:=[.B10]+273.15" office:value-type="float" office:value="314.95">
            <text:p>314.95</text:p>
          </table:table-cell>
          <table:table-cell table:formula="of:=[.C10]+273.15" office:value-type="float" office:value="315.15">
            <text:p>315.15</text:p>
          </table:table-cell>
          <table:table-cell table:formula="of:=2898/[.D10]" office:value-type="float" office:value="9.20146054929354">
            <text:p>9.2014605493</text:p>
          </table:table-cell>
          <table:table-cell table:formula="of:=2898/[.E10]" office:value-type="float" office:value="9.19562113279391">
            <text:p>9.1956211328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43.7">
            <text:p>43.7</text:p>
          </table:table-cell>
          <table:table-cell table:formula="of:=[.B11]+273.15" office:value-type="float" office:value="317.15">
            <text:p>317.15</text:p>
          </table:table-cell>
          <table:table-cell table:formula="of:=[.C11]+273.15" office:value-type="float" office:value="316.85">
            <text:p>316.85</text:p>
          </table:table-cell>
          <table:table-cell table:formula="of:=2898/[.D11]" office:value-type="float" office:value="9.13763203531452">
            <text:p>9.1376320353</text:p>
          </table:table-cell>
          <table:table-cell table:formula="of:=2898/[.E11]" office:value-type="float" office:value="9.14628373047183">
            <text:p>9.1462837305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5.7">
            <text:p>45.7</text:p>
          </table:table-cell>
          <table:table-cell table:formula="of:=[.B12]+273.15" office:value-type="float" office:value="318.85">
            <text:p>318.85</text:p>
          </table:table-cell>
          <table:table-cell table:formula="of:=[.C12]+273.15" office:value-type="float" office:value="318.85">
            <text:p>318.85</text:p>
          </table:table-cell>
          <table:table-cell table:formula="of:=2898/[.D12]" office:value-type="float" office:value="9.08891328210757">
            <text:p>9.0889132821</text:p>
          </table:table-cell>
          <table:table-cell table:formula="of:=2898/[.E12]" office:value-type="float" office:value="9.08891328210757">
            <text:p>9.088913282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47.8">
            <text:p>47.8</text:p>
          </table:table-cell>
          <table:table-cell table:formula="of:=[.B13]+273.15" office:value-type="float" office:value="321.15">
            <text:p>321.15</text:p>
          </table:table-cell>
          <table:table-cell table:formula="of:=[.C13]+273.15" office:value-type="float" office:value="320.95">
            <text:p>320.95</text:p>
          </table:table-cell>
          <table:table-cell table:formula="of:=2898/[.D13]" office:value-type="float" office:value="9.02382064455862">
            <text:p>9.0238206446</text:p>
          </table:table-cell>
          <table:table-cell table:formula="of:=2898/[.E13]" office:value-type="float" office:value="9.02944383860415">
            <text:p>9.0294438386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49.5">
            <text:p>49.5</text:p>
          </table:table-cell>
          <table:table-cell table:formula="of:=[.B14]+273.15" office:value-type="float" office:value="322.65">
            <text:p>322.65</text:p>
          </table:table-cell>
          <table:table-cell table:formula="of:=[.C14]+273.15" office:value-type="float" office:value="322.65">
            <text:p>322.65</text:p>
          </table:table-cell>
          <table:table-cell table:formula="of:=2898/[.D14]" office:value-type="float" office:value="8.98186889818689">
            <text:p>8.9818688982</text:p>
          </table:table-cell>
          <table:table-cell table:formula="of:=2898/[.E14]" office:value-type="float" office:value="8.98186889818689">
            <text:p>8.9818688982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.3">
            <text:p>51.3</text:p>
          </table:table-cell>
          <table:table-cell office:value-type="float" office:value="51.1">
            <text:p>51.1</text:p>
          </table:table-cell>
          <table:table-cell table:formula="of:=[.B15]+273.15" office:value-type="float" office:value="324.45">
            <text:p>324.45</text:p>
          </table:table-cell>
          <table:table-cell table:formula="of:=[.C15]+273.15" office:value-type="float" office:value="324.25">
            <text:p>324.25</text:p>
          </table:table-cell>
          <table:table-cell table:formula="of:=2898/[.D15]" office:value-type="float" office:value="8.93203883495146">
            <text:p>8.932038835</text:p>
          </table:table-cell>
          <table:table-cell table:formula="of:=2898/[.E15]" office:value-type="float" office:value="8.93754818812645">
            <text:p>8.937548188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.1">
            <text:p>53.1</text:p>
          </table:table-cell>
          <table:table-cell office:value-type="float" office:value="52.7">
            <text:p>52.7</text:p>
          </table:table-cell>
          <table:table-cell table:formula="of:=[.B16]+273.15" office:value-type="float" office:value="326.25">
            <text:p>326.25</text:p>
          </table:table-cell>
          <table:table-cell table:formula="of:=[.C16]+273.15" office:value-type="float" office:value="325.85">
            <text:p>325.85</text:p>
          </table:table-cell>
          <table:table-cell table:formula="of:=2898/[.D16]" office:value-type="float" office:value="8.88275862068966">
            <text:p>8.8827586207</text:p>
          </table:table-cell>
          <table:table-cell table:formula="of:=2898/[.E16]" office:value-type="float" office:value="8.8936627282492">
            <text:p>8.8936627282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.2">
            <text:p>55.2</text:p>
          </table:table-cell>
          <table:table-cell office:value-type="float" office:value="54.3">
            <text:p>54.3</text:p>
          </table:table-cell>
          <table:table-cell table:formula="of:=[.B17]+273.15" office:value-type="float" office:value="328.35">
            <text:p>328.35</text:p>
          </table:table-cell>
          <table:table-cell table:formula="of:=[.C17]+273.15" office:value-type="float" office:value="327.45">
            <text:p>327.45</text:p>
          </table:table-cell>
          <table:table-cell table:formula="of:=2898/[.D17]" office:value-type="float" office:value="8.82594792142531">
            <text:p>8.8259479214</text:p>
          </table:table-cell>
          <table:table-cell table:formula="of:=2898/[.E17]" office:value-type="float" office:value="8.85020613834173">
            <text:p>8.8502061383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.7">
            <text:p>57.7</text:p>
          </table:table-cell>
          <table:table-cell office:value-type="float" office:value="57.6">
            <text:p>57.6</text:p>
          </table:table-cell>
          <table:table-cell table:formula="of:=[.B18]+273.15" office:value-type="float" office:value="330.85">
            <text:p>330.85</text:p>
          </table:table-cell>
          <table:table-cell table:formula="of:=[.C18]+273.15" office:value-type="float" office:value="330.75">
            <text:p>330.75</text:p>
          </table:table-cell>
          <table:table-cell table:formula="of:=2898/[.D18]" office:value-type="float" office:value="8.75925646063171">
            <text:p>8.7592564606</text:p>
          </table:table-cell>
          <table:table-cell table:formula="of:=2898/[.E18]" office:value-type="float" office:value="8.76190476190476">
            <text:p>8.761904761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1.2">
            <text:p>61.2</text:p>
          </table:table-cell>
          <table:table-cell office:value-type="float" office:value="60.2">
            <text:p>60.2</text:p>
          </table:table-cell>
          <table:table-cell table:formula="of:=[.B19]+273.15" office:value-type="float" office:value="334.35">
            <text:p>334.35</text:p>
          </table:table-cell>
          <table:table-cell table:formula="of:=[.C19]+273.15" office:value-type="float" office:value="333.35">
            <text:p>333.35</text:p>
          </table:table-cell>
          <table:table-cell table:formula="of:=2898/[.D19]" office:value-type="float" office:value="8.66756393001346">
            <text:p>8.66756393</text:p>
          </table:table-cell>
          <table:table-cell table:formula="of:=2898/[.E19]" office:value-type="float" office:value="8.69356532173391">
            <text:p>8.6935653217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3.8">
            <text:p>63.8</text:p>
          </table:table-cell>
          <table:table-cell office:value-type="float" office:value="62.5">
            <text:p>62.5</text:p>
          </table:table-cell>
          <table:table-cell table:formula="of:=[.B20]+273.15" office:value-type="float" office:value="336.95">
            <text:p>336.95</text:p>
          </table:table-cell>
          <table:table-cell table:formula="of:=[.C20]+273.15" office:value-type="float" office:value="335.65">
            <text:p>335.65</text:p>
          </table:table-cell>
          <table:table-cell table:formula="of:=2898/[.D20]" office:value-type="float" office:value="8.60068259385666">
            <text:p>8.6006825939</text:p>
          </table:table-cell>
          <table:table-cell table:formula="of:=2898/[.E20]" office:value-type="float" office:value="8.6339937434828">
            <text:p>8.6339937435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6.4">
            <text:p>66.4</text:p>
          </table:table-cell>
          <table:table-cell office:value-type="float" office:value="65.5">
            <text:p>65.5</text:p>
          </table:table-cell>
          <table:table-cell table:formula="of:=[.B21]+273.15" office:value-type="float" office:value="339.55">
            <text:p>339.55</text:p>
          </table:table-cell>
          <table:table-cell table:formula="of:=[.C21]+273.15" office:value-type="float" office:value="338.65">
            <text:p>338.65</text:p>
          </table:table-cell>
          <table:table-cell table:formula="of:=2898/[.D21]" office:value-type="float" office:value="8.53482550434399">
            <text:p>8.5348255043</text:p>
          </table:table-cell>
          <table:table-cell table:formula="of:=2898/[.E21]" office:value-type="float" office:value="8.55750775136572">
            <text:p>8.5575077514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8.6">
            <text:p>68.6</text:p>
          </table:table-cell>
          <table:table-cell office:value-type="float" office:value="67.1">
            <text:p>67.1</text:p>
          </table:table-cell>
          <table:table-cell table:formula="of:=[.B22]+273.15" office:value-type="float" office:value="341.75">
            <text:p>341.75</text:p>
          </table:table-cell>
          <table:table-cell table:formula="of:=[.C22]+273.15" office:value-type="float" office:value="340.25">
            <text:p>340.25</text:p>
          </table:table-cell>
          <table:table-cell table:formula="of:=2898/[.D22]" office:value-type="float" office:value="8.47988295537674">
            <text:p>8.4798829554</text:p>
          </table:table-cell>
          <table:table-cell table:formula="of:=2898/[.E22]" office:value-type="float" office:value="8.51726671565026">
            <text:p>8.5172667157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1.1">
            <text:p>71.1</text:p>
          </table:table-cell>
          <table:table-cell office:value-type="float" office:value="69.4">
            <text:p>69.4</text:p>
          </table:table-cell>
          <table:table-cell table:formula="of:=[.B23]+273.15" office:value-type="float" office:value="344.25">
            <text:p>344.25</text:p>
          </table:table-cell>
          <table:table-cell table:formula="of:=[.C23]+273.15" office:value-type="float" office:value="342.55">
            <text:p>342.55</text:p>
          </table:table-cell>
          <table:table-cell table:formula="of:=2898/[.D23]" office:value-type="float" office:value="8.41830065359477">
            <text:p>8.4183006536</text:p>
          </table:table-cell>
          <table:table-cell table:formula="of:=2898/[.E23]" office:value-type="float" office:value="8.46007882061013">
            <text:p>8.4600788206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2.9">
            <text:p>72.9</text:p>
          </table:table-cell>
          <table:table-cell office:value-type="float" office:value="70.8">
            <text:p>70.8</text:p>
          </table:table-cell>
          <table:table-cell table:formula="of:=[.B24]+273.15" office:value-type="float" office:value="346.05">
            <text:p>346.05</text:p>
          </table:table-cell>
          <table:table-cell table:formula="of:=[.C24]+273.15" office:value-type="float" office:value="343.95">
            <text:p>343.95</text:p>
          </table:table-cell>
          <table:table-cell table:formula="of:=2898/[.D24]" office:value-type="float" office:value="8.37451235370611">
            <text:p>8.3745123537</text:p>
          </table:table-cell>
          <table:table-cell table:formula="of:=2898/[.E24]" office:value-type="float" office:value="8.42564326210205">
            <text:p>8.425643262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5.5">
            <text:p>75.5</text:p>
          </table:table-cell>
          <table:table-cell office:value-type="float" office:value="73">
            <text:p>73</text:p>
          </table:table-cell>
          <table:table-cell table:formula="of:=[.B25]+273.15" office:value-type="float" office:value="348.65">
            <text:p>348.65</text:p>
          </table:table-cell>
          <table:table-cell table:formula="of:=[.C25]+273.15" office:value-type="float" office:value="346.15">
            <text:p>346.15</text:p>
          </table:table-cell>
          <table:table-cell table:formula="of:=2898/[.D25]" office:value-type="float" office:value="8.31206080596587">
            <text:p>8.312060806</text:p>
          </table:table-cell>
          <table:table-cell table:formula="of:=2898/[.E25]" office:value-type="float" office:value="8.37209302325581">
            <text:p>8.372093023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6.6">
            <text:p>76.6</text:p>
          </table:table-cell>
          <table:table-cell office:value-type="float" office:value="74.4">
            <text:p>74.4</text:p>
          </table:table-cell>
          <table:table-cell table:formula="of:=[.B26]+273.15" office:value-type="float" office:value="349.75">
            <text:p>349.75</text:p>
          </table:table-cell>
          <table:table-cell table:formula="of:=[.C26]+273.15" office:value-type="float" office:value="347.55">
            <text:p>347.55</text:p>
          </table:table-cell>
          <table:table-cell table:formula="of:=2898/[.D26]" office:value-type="float" office:value="8.28591851322373">
            <text:p>8.2859185132</text:p>
          </table:table-cell>
          <table:table-cell table:formula="of:=2898/[.E26]" office:value-type="float" office:value="8.33836858006042">
            <text:p>8.3383685801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8.4">
            <text:p>78.4</text:p>
          </table:table-cell>
          <table:table-cell office:value-type="float" office:value="75.6">
            <text:p>75.6</text:p>
          </table:table-cell>
          <table:table-cell table:formula="of:=[.B27]+273.15" office:value-type="float" office:value="351.55">
            <text:p>351.55</text:p>
          </table:table-cell>
          <table:table-cell table:formula="of:=[.C27]+273.15" office:value-type="float" office:value="348.75">
            <text:p>348.75</text:p>
          </table:table-cell>
          <table:table-cell table:formula="of:=2898/[.D27]" office:value-type="float" office:value="8.24349310197696">
            <text:p>8.243493102</text:p>
          </table:table-cell>
          <table:table-cell table:formula="of:=2898/[.E27]" office:value-type="float" office:value="8.30967741935484">
            <text:p>8.3096774194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0.2">
            <text:p>80.2</text:p>
          </table:table-cell>
          <table:table-cell office:value-type="float" office:value="77.2">
            <text:p>77.2</text:p>
          </table:table-cell>
          <table:table-cell table:formula="of:=[.B28]+273.15" office:value-type="float" office:value="353.35">
            <text:p>353.35</text:p>
          </table:table-cell>
          <table:table-cell table:formula="of:=[.C28]+273.15" office:value-type="float" office:value="350.35">
            <text:p>350.35</text:p>
          </table:table-cell>
          <table:table-cell table:formula="of:=2898/[.D28]" office:value-type="float" office:value="8.20149992924862">
            <text:p>8.2014999292</text:p>
          </table:table-cell>
          <table:table-cell table:formula="of:=2898/[.E28]" office:value-type="float" office:value="8.27172827172827">
            <text:p>8.2717282717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.6">
            <text:p>81.6</text:p>
          </table:table-cell>
          <table:table-cell office:value-type="float" office:value="78.1">
            <text:p>78.1</text:p>
          </table:table-cell>
          <table:table-cell table:formula="of:=[.B29]+273.15" office:value-type="float" office:value="354.75">
            <text:p>354.75</text:p>
          </table:table-cell>
          <table:table-cell table:formula="of:=[.C29]+273.15" office:value-type="float" office:value="351.25">
            <text:p>351.25</text:p>
          </table:table-cell>
          <table:table-cell table:formula="of:=2898/[.D29]" office:value-type="float" office:value="8.16913319238901">
            <text:p>8.1691331924</text:p>
          </table:table-cell>
          <table:table-cell table:formula="of:=2898/[.E29]" office:value-type="float" office:value="8.25053380782918">
            <text:p>8.2505338078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78.8">
            <text:p>78.8</text:p>
          </table:table-cell>
          <table:table-cell table:formula="of:=[.B30]+273.15" office:value-type="float" office:value="356.15">
            <text:p>356.15</text:p>
          </table:table-cell>
          <table:table-cell table:formula="of:=[.C30]+273.15" office:value-type="float" office:value="351.95">
            <text:p>351.95</text:p>
          </table:table-cell>
          <table:table-cell table:formula="of:=2898/[.D30]" office:value-type="float" office:value="8.13702091815246">
            <text:p>8.1370209182</text:p>
          </table:table-cell>
          <table:table-cell table:formula="of:=2898/[.E30]" office:value-type="float" office:value="8.2341241653644">
            <text:p>8.2341241654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4.6">
            <text:p>84.6</text:p>
          </table:table-cell>
          <table:table-cell office:value-type="float" office:value="81">
            <text:p>81</text:p>
          </table:table-cell>
          <table:table-cell table:formula="of:=[.B31]+273.15" office:value-type="float" office:value="357.75">
            <text:p>357.75</text:p>
          </table:table-cell>
          <table:table-cell table:formula="of:=[.C31]+273.15" office:value-type="float" office:value="354.15">
            <text:p>354.15</text:p>
          </table:table-cell>
          <table:table-cell table:formula="of:=2898/[.D31]" office:value-type="float" office:value="8.10062893081761">
            <text:p>8.1006289308</text:p>
          </table:table-cell>
          <table:table-cell table:formula="of:=2898/[.E31]" office:value-type="float" office:value="8.18297331639136">
            <text:p>8.1829733164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5.8">
            <text:p>85.8</text:p>
          </table:table-cell>
          <table:table-cell office:value-type="float" office:value="81.6">
            <text:p>81.6</text:p>
          </table:table-cell>
          <table:table-cell table:formula="of:=[.B32]+273.15" office:value-type="float" office:value="358.95">
            <text:p>358.95</text:p>
          </table:table-cell>
          <table:table-cell table:formula="of:=[.C32]+273.15" office:value-type="float" office:value="354.75">
            <text:p>354.75</text:p>
          </table:table-cell>
          <table:table-cell table:formula="of:=2898/[.D32]" office:value-type="float" office:value="8.07354784788968">
            <text:p>8.0735478479</text:p>
          </table:table-cell>
          <table:table-cell table:formula="of:=2898/[.E32]" office:value-type="float" office:value="8.16913319238901">
            <text:p>8.1691331924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82.5">
            <text:p>82.5</text:p>
          </table:table-cell>
          <table:table-cell table:formula="of:=[.B33]+273.15" office:value-type="float" office:value="360.65">
            <text:p>360.65</text:p>
          </table:table-cell>
          <table:table-cell table:formula="of:=[.C33]+273.15" office:value-type="float" office:value="355.65">
            <text:p>355.65</text:p>
          </table:table-cell>
          <table:table-cell table:formula="of:=2898/[.D33]" office:value-type="float" office:value="8.03549147372799">
            <text:p>8.0354914737</text:p>
          </table:table-cell>
          <table:table-cell table:formula="of:=2898/[.E33]" office:value-type="float" office:value="8.14846056516238">
            <text:p>8.1484605652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83.5">
            <text:p>83.5</text:p>
          </table:table-cell>
          <table:table-cell table:formula="of:=[.B34]+273.15" office:value-type="float" office:value="361.15">
            <text:p>361.15</text:p>
          </table:table-cell>
          <table:table-cell table:formula="of:=[.C34]+273.15" office:value-type="float" office:value="356.65">
            <text:p>356.65</text:p>
          </table:table-cell>
          <table:table-cell table:formula="of:=2898/[.D34]" office:value-type="float" office:value="8.02436660667313">
            <text:p>8.0243666067</text:p>
          </table:table-cell>
          <table:table-cell table:formula="of:=2898/[.E34]" office:value-type="float" office:value="8.12561334641806">
            <text:p>8.1256133464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table:formula="of:=[.B35]+273.15" office:value-type="float" office:value="362.15">
            <text:p>362.15</text:p>
          </table:table-cell>
          <table:table-cell table:formula="of:=[.C35]+273.15" office:value-type="float" office:value="357.15">
            <text:p>357.15</text:p>
          </table:table-cell>
          <table:table-cell table:formula="of:=2898/[.D35]" office:value-type="float" office:value="8.00220902940771">
            <text:p>8.0022090294</text:p>
          </table:table-cell>
          <table:table-cell table:formula="of:=2898/[.E35]" office:value-type="float" office:value="8.1142377152457">
            <text:p>8.1142377152</text:p>
          </table:table-cell>
          <table:table-cell table:number-columns-repeated="5"/>
        </table:table-row>
      </table:table>
      <table:table table:name="Lis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11/11/2015</text:date>, <text:time>15:29:5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Zlámal</meta:initial-creator>
    <meta:creation-date>2015-11-11T11:06:52</meta:creation-date>
    <dc:date>2015-11-11T15:29:58</dc:date>
    <dc:creator>Martin Zlámal</dc:creator>
    <meta:editing-duration>PT4H23M6S</meta:editing-duration>
    <meta:editing-cycles>11</meta:editing-cycles>
    <meta:generator>OpenOffice/4.1.1$Unix OpenOffice.org_project/411m6$Build-9775</meta:generator>
    <meta:document-statistic meta:table-count="3" meta:cell-count="2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11.224cm" xlink:href=".." xlink:type="simple" chart:class="chart:scatter" chart:style-name="ch1">
        <chart:title svg:x="3.644cm" svg:y="0.36cm" chart:style-name="ch2">
          <text:p>Oteplovací charakteristiky sálavých panelů</text:p>
        </chart:title>
        <chart:legend chart:legend-position="bottom" svg:x="3.321cm" svg:y="9.943cm" style:legend-expansion="wide" chart:style-name="ch3"/>
        <chart:plot-area chart:style-name="ch4" table:cell-range-address="List1.A1:List1.C35 List1.L2:List1.L5 List1.F1:List1.G35" chart:data-source-has-labels="row" svg:x="1.331cm" svg:y="1.811cm" svg:width="13.468cm" svg:height="6.927cm">
          <chartooo:coordinate-region svg:x="2.138cm" svg:y="2.011cm" svg:width="12.039cm" svg:height="6.08cm"/>
          <chart:axis chart:dimension="x" chart:name="primary-x" chart:style-name="ch5">
            <chart:title svg:x="6.976cm" svg:y="8.962cm" chart:style-name="ch6">
              <text:p>minuta měření</text:p>
            </chart:title>
          </chart:axis>
          <chart:axis chart:dimension="y" chart:name="primary-y" chart:style-name="ch7">
            <chart:title svg:x="0.451cm" svg:y="6.667cm" chart:style-name="ch8">
              <text:p>teplota panelů [°C]</text:p>
            </chart:title>
            <chart:grid chart:style-name="ch9" chart:class="major"/>
          </chart:axis>
          <chart:axis chart:dimension="y" chart:name="secondary-y" chart:style-name="ch10">
            <chart:title svg:x="15.119cm" svg:y="6.588cm" chart:style-name="ch8">
              <text:p>vlnová délka [um]</text:p>
            </chart:title>
          </chart:axis>
          <chart:series chart:attached-axis="primary-y" chart:style-name="ch11" chart:values-cell-range-address="List1.B1:List1.B35" chart:label-cell-address="List1.L2:List1.L2" chart:class="chart:scatter">
            <chart:domain table:cell-range-address="List1.A1:List1.A35"/>
            <chart:data-point chart:repeated="35"/>
          </chart:series>
          <chart:series chart:attached-axis="primary-y" chart:style-name="ch12" chart:values-cell-range-address="List1.C1:List1.C35" chart:label-cell-address="List1.L3:List1.L3" chart:class="chart:scatter">
            <chart:data-point chart:repeated="35"/>
          </chart:series>
          <chart:series chart:attached-axis="secondary-y" chart:style-name="ch13" chart:values-cell-range-address="List1.F1:List1.F35" chart:label-cell-address="List1.L4:List1.L4" chart:class="chart:scatter">
            <chart:data-point chart:repeated="35"/>
          </chart:series>
          <chart:series chart:attached-axis="secondary-y" chart:style-name="ch14" chart:values-cell-range-address="List1.G1:List1.G35" chart:label-cell-address="List1.L5:List1.L5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Vodorovný panel</text:p>
                <draw:g>
                  <svg:desc>List1.L2:List1.L2</svg:desc>
                </draw:g>
              </table:table-cell>
              <table:table-cell office:value-type="string">
                <text:p>Svislý panel</text:p>
                <draw:g>
                  <svg:desc>List1.L3:List1.L3</svg:desc>
                </draw:g>
              </table:table-cell>
              <table:table-cell office:value-type="string">
                <text:p>Vlnová délka (vodorovný)</text:p>
                <draw:g>
                  <svg:desc>List1.L4:List1.L4</svg:desc>
                </draw:g>
              </table:table-cell>
              <table:table-cell office:value-type="string">
                <text:p>Vlnová délka (svislý)</text:p>
                <draw:g>
                  <svg:desc>List1.L5:List1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ist1.A1:List1.A35</svg:desc>
                </draw:g>
              </table:table-cell>
              <table:table-cell office:value-type="float" office:value="22.3">
                <text:p>22.3</text:p>
                <draw:g>
                  <svg:desc>List1.B1:List1.B35</svg:desc>
                </draw:g>
              </table:table-cell>
              <table:table-cell office:value-type="float" office:value="22.6">
                <text:p>22.6</text:p>
                <draw:g>
                  <svg:desc>List1.C1:List1.C35</svg:desc>
                </draw:g>
              </table:table-cell>
              <table:table-cell office:value-type="float" office:value="9.80876628871213">
                <text:p>9.80876628871213</text:p>
                <draw:g>
                  <svg:desc>List1.F1:List1.F35</svg:desc>
                </draw:g>
              </table:table-cell>
              <table:table-cell office:value-type="float" office:value="9.79881656804734">
                <text:p>9.79881656804734</text:p>
                <draw:g>
                  <svg:desc>List1.G1:List1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2">
                <text:p>25.2</text:p>
              </table:table-cell>
              <table:table-cell office:value-type="float" office:value="25.5">
                <text:p>25.5</text:p>
              </table:table-cell>
              <table:table-cell office:value-type="float" office:value="9.71342383107089">
                <text:p>9.71342383107089</text:p>
              </table:table-cell>
              <table:table-cell office:value-type="float" office:value="9.70366649924661">
                <text:p>9.70366649924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7.3">
                <text:p>27.3</text:p>
              </table:table-cell>
              <table:table-cell office:value-type="float" office:value="28.1">
                <text:p>28.1</text:p>
              </table:table-cell>
              <table:table-cell office:value-type="float" office:value="9.64553170244633">
                <text:p>9.64553170244633</text:p>
              </table:table-cell>
              <table:table-cell office:value-type="float" office:value="9.61991701244813">
                <text:p>9.61991701244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9.4">
                <text:p>29.4</text:p>
              </table:table-cell>
              <table:table-cell office:value-type="float" office:value="29.5">
                <text:p>29.5</text:p>
              </table:table-cell>
              <table:table-cell office:value-type="float" office:value="9.5785820525533">
                <text:p>9.5785820525533</text:p>
              </table:table-cell>
              <table:table-cell office:value-type="float" office:value="9.5754171485214">
                <text:p>9.5754171485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1.2">
                <text:p>31.2</text:p>
              </table:table-cell>
              <table:table-cell office:value-type="float" office:value="31.9">
                <text:p>31.9</text:p>
              </table:table-cell>
              <table:table-cell office:value-type="float" office:value="9.5219319862001">
                <text:p>9.5219319862001</text:p>
              </table:table-cell>
              <table:table-cell office:value-type="float" office:value="9.50008195377807">
                <text:p>9.50008195377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3.4">
                <text:p>33.4</text:p>
              </table:table-cell>
              <table:table-cell office:value-type="float" office:value="33.7">
                <text:p>33.7</text:p>
              </table:table-cell>
              <table:table-cell office:value-type="float" office:value="9.45359647692057">
                <text:p>9.45359647692057</text:p>
              </table:table-cell>
              <table:table-cell office:value-type="float" office:value="9.44435391885286">
                <text:p>9.44435391885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37409024745269">
                <text:p>9.37409024745269</text:p>
              </table:table-cell>
              <table:table-cell office:value-type="float" office:value="9.37409024745269">
                <text:p>9.37409024745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7.5">
                <text:p>37.5</text:p>
              </table:table-cell>
              <table:table-cell office:value-type="float" office:value="38.3">
                <text:p>38.3</text:p>
              </table:table-cell>
              <table:table-cell office:value-type="float" office:value="9.32882665379044">
                <text:p>9.32882665379044</text:p>
              </table:table-cell>
              <table:table-cell office:value-type="float" office:value="9.3048643441965">
                <text:p>9.3048643441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9.8">
                <text:p>39.8</text:p>
              </table:table-cell>
              <table:table-cell office:value-type="float" office:value="40">
                <text:p>40</text:p>
              </table:table-cell>
              <table:table-cell office:value-type="float" office:value="9.26026521808596">
                <text:p>9.26026521808596</text:p>
              </table:table-cell>
              <table:table-cell office:value-type="float" office:value="9.25435095002395">
                <text:p>9.25435095002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1.8">
                <text:p>41.8</text:p>
              </table:table-cell>
              <table:table-cell office:value-type="float" office:value="42">
                <text:p>42</text:p>
              </table:table-cell>
              <table:table-cell office:value-type="float" office:value="9.20146054929354">
                <text:p>9.20146054929354</text:p>
              </table:table-cell>
              <table:table-cell office:value-type="float" office:value="9.19562113279391">
                <text:p>9.19562113279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43.7">
                <text:p>43.7</text:p>
              </table:table-cell>
              <table:table-cell office:value-type="float" office:value="9.13763203531452">
                <text:p>9.13763203531452</text:p>
              </table:table-cell>
              <table:table-cell office:value-type="float" office:value="9.14628373047183">
                <text:p>9.14628373047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5.7">
                <text:p>45.7</text:p>
              </table:table-cell>
              <table:table-cell office:value-type="float" office:value="45.7">
                <text:p>45.7</text:p>
              </table:table-cell>
              <table:table-cell office:value-type="float" office:value="9.08891328210757">
                <text:p>9.08891328210757</text:p>
              </table:table-cell>
              <table:table-cell office:value-type="float" office:value="9.08891328210757">
                <text:p>9.08891328210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47.8">
                <text:p>47.8</text:p>
              </table:table-cell>
              <table:table-cell office:value-type="float" office:value="9.02382064455862">
                <text:p>9.02382064455862</text:p>
              </table:table-cell>
              <table:table-cell office:value-type="float" office:value="9.02944383860415">
                <text:p>9.02944383860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9.5">
                <text:p>49.5</text:p>
              </table:table-cell>
              <table:table-cell office:value-type="float" office:value="49.5">
                <text:p>49.5</text:p>
              </table:table-cell>
              <table:table-cell office:value-type="float" office:value="8.98186889818689">
                <text:p>8.98186889818689</text:p>
              </table:table-cell>
              <table:table-cell office:value-type="float" office:value="8.98186889818689">
                <text:p>8.98186889818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1.3">
                <text:p>51.3</text:p>
              </table:table-cell>
              <table:table-cell office:value-type="float" office:value="51.1">
                <text:p>51.1</text:p>
              </table:table-cell>
              <table:table-cell office:value-type="float" office:value="8.93203883495146">
                <text:p>8.93203883495146</text:p>
              </table:table-cell>
              <table:table-cell office:value-type="float" office:value="8.93754818812645">
                <text:p>8.937548188126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3.1">
                <text:p>53.1</text:p>
              </table:table-cell>
              <table:table-cell office:value-type="float" office:value="52.7">
                <text:p>52.7</text:p>
              </table:table-cell>
              <table:table-cell office:value-type="float" office:value="8.88275862068966">
                <text:p>8.88275862068966</text:p>
              </table:table-cell>
              <table:table-cell office:value-type="float" office:value="8.8936627282492">
                <text:p>8.8936627282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5.2">
                <text:p>55.2</text:p>
              </table:table-cell>
              <table:table-cell office:value-type="float" office:value="54.3">
                <text:p>54.3</text:p>
              </table:table-cell>
              <table:table-cell office:value-type="float" office:value="8.82594792142531">
                <text:p>8.82594792142531</text:p>
              </table:table-cell>
              <table:table-cell office:value-type="float" office:value="8.85020613834173">
                <text:p>8.85020613834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7.7">
                <text:p>57.7</text:p>
              </table:table-cell>
              <table:table-cell office:value-type="float" office:value="57.6">
                <text:p>57.6</text:p>
              </table:table-cell>
              <table:table-cell office:value-type="float" office:value="8.75925646063171">
                <text:p>8.75925646063171</text:p>
              </table:table-cell>
              <table:table-cell office:value-type="float" office:value="8.76190476190476">
                <text:p>8.76190476190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61.2">
                <text:p>61.2</text:p>
              </table:table-cell>
              <table:table-cell office:value-type="float" office:value="60.2">
                <text:p>60.2</text:p>
              </table:table-cell>
              <table:table-cell office:value-type="float" office:value="8.66756393001346">
                <text:p>8.66756393001346</text:p>
              </table:table-cell>
              <table:table-cell office:value-type="float" office:value="8.69356532173391">
                <text:p>8.69356532173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63.8">
                <text:p>63.8</text:p>
              </table:table-cell>
              <table:table-cell office:value-type="float" office:value="62.5">
                <text:p>62.5</text:p>
              </table:table-cell>
              <table:table-cell office:value-type="float" office:value="8.60068259385666">
                <text:p>8.60068259385666</text:p>
              </table:table-cell>
              <table:table-cell office:value-type="float" office:value="8.6339937434828">
                <text:p>8.6339937434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6.4">
                <text:p>66.4</text:p>
              </table:table-cell>
              <table:table-cell office:value-type="float" office:value="65.5">
                <text:p>65.5</text:p>
              </table:table-cell>
              <table:table-cell office:value-type="float" office:value="8.53482550434399">
                <text:p>8.53482550434399</text:p>
              </table:table-cell>
              <table:table-cell office:value-type="float" office:value="8.55750775136572">
                <text:p>8.557507751365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68.6">
                <text:p>68.6</text:p>
              </table:table-cell>
              <table:table-cell office:value-type="float" office:value="67.1">
                <text:p>67.1</text:p>
              </table:table-cell>
              <table:table-cell office:value-type="float" office:value="8.47988295537674">
                <text:p>8.47988295537674</text:p>
              </table:table-cell>
              <table:table-cell office:value-type="float" office:value="8.51726671565026">
                <text:p>8.517266715650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71.1">
                <text:p>71.1</text:p>
              </table:table-cell>
              <table:table-cell office:value-type="float" office:value="69.4">
                <text:p>69.4</text:p>
              </table:table-cell>
              <table:table-cell office:value-type="float" office:value="8.41830065359477">
                <text:p>8.41830065359477</text:p>
              </table:table-cell>
              <table:table-cell office:value-type="float" office:value="8.46007882061013">
                <text:p>8.46007882061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72.9">
                <text:p>72.9</text:p>
              </table:table-cell>
              <table:table-cell office:value-type="float" office:value="70.8">
                <text:p>70.8</text:p>
              </table:table-cell>
              <table:table-cell office:value-type="float" office:value="8.37451235370611">
                <text:p>8.37451235370611</text:p>
              </table:table-cell>
              <table:table-cell office:value-type="float" office:value="8.42564326210205">
                <text:p>8.425643262102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75.5">
                <text:p>75.5</text:p>
              </table:table-cell>
              <table:table-cell office:value-type="float" office:value="73">
                <text:p>73</text:p>
              </table:table-cell>
              <table:table-cell office:value-type="float" office:value="8.31206080596587">
                <text:p>8.31206080596587</text:p>
              </table:table-cell>
              <table:table-cell office:value-type="float" office:value="8.37209302325581">
                <text:p>8.372093023255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76.6">
                <text:p>76.6</text:p>
              </table:table-cell>
              <table:table-cell office:value-type="float" office:value="74.4">
                <text:p>74.4</text:p>
              </table:table-cell>
              <table:table-cell office:value-type="float" office:value="8.28591851322373">
                <text:p>8.28591851322373</text:p>
              </table:table-cell>
              <table:table-cell office:value-type="float" office:value="8.33836858006042">
                <text:p>8.33836858006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78.4">
                <text:p>78.4</text:p>
              </table:table-cell>
              <table:table-cell office:value-type="float" office:value="75.6">
                <text:p>75.6</text:p>
              </table:table-cell>
              <table:table-cell office:value-type="float" office:value="8.24349310197696">
                <text:p>8.24349310197696</text:p>
              </table:table-cell>
              <table:table-cell office:value-type="float" office:value="8.30967741935484">
                <text:p>8.309677419354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80.2">
                <text:p>80.2</text:p>
              </table:table-cell>
              <table:table-cell office:value-type="float" office:value="77.2">
                <text:p>77.2</text:p>
              </table:table-cell>
              <table:table-cell office:value-type="float" office:value="8.20149992924862">
                <text:p>8.20149992924862</text:p>
              </table:table-cell>
              <table:table-cell office:value-type="float" office:value="8.27172827172827">
                <text:p>8.27172827172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81.6">
                <text:p>81.6</text:p>
              </table:table-cell>
              <table:table-cell office:value-type="float" office:value="78.1">
                <text:p>78.1</text:p>
              </table:table-cell>
              <table:table-cell office:value-type="float" office:value="8.16913319238901">
                <text:p>8.16913319238901</text:p>
              </table:table-cell>
              <table:table-cell office:value-type="float" office:value="8.25053380782918">
                <text:p>8.250533807829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78.8">
                <text:p>78.8</text:p>
              </table:table-cell>
              <table:table-cell office:value-type="float" office:value="8.13702091815246">
                <text:p>8.13702091815246</text:p>
              </table:table-cell>
              <table:table-cell office:value-type="float" office:value="8.2341241653644">
                <text:p>8.23412416536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84.6">
                <text:p>84.6</text:p>
              </table:table-cell>
              <table:table-cell office:value-type="float" office:value="81">
                <text:p>81</text:p>
              </table:table-cell>
              <table:table-cell office:value-type="float" office:value="8.10062893081761">
                <text:p>8.10062893081761</text:p>
              </table:table-cell>
              <table:table-cell office:value-type="float" office:value="8.18297331639136">
                <text:p>8.18297331639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85.8">
                <text:p>85.8</text:p>
              </table:table-cell>
              <table:table-cell office:value-type="float" office:value="81.6">
                <text:p>81.6</text:p>
              </table:table-cell>
              <table:table-cell office:value-type="float" office:value="8.07354784788968">
                <text:p>8.07354784788968</text:p>
              </table:table-cell>
              <table:table-cell office:value-type="float" office:value="8.16913319238901">
                <text:p>8.16913319238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87.5">
                <text:p>87.5</text:p>
              </table:table-cell>
              <table:table-cell office:value-type="float" office:value="82.5">
                <text:p>82.5</text:p>
              </table:table-cell>
              <table:table-cell office:value-type="float" office:value="8.03549147372799">
                <text:p>8.03549147372799</text:p>
              </table:table-cell>
              <table:table-cell office:value-type="float" office:value="8.14846056516238">
                <text:p>8.148460565162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83.5">
                <text:p>83.5</text:p>
              </table:table-cell>
              <table:table-cell office:value-type="float" office:value="8.02436660667313">
                <text:p>8.02436660667313</text:p>
              </table:table-cell>
              <table:table-cell office:value-type="float" office:value="8.12561334641806">
                <text:p>8.12561334641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">
                <text:p>52</text:p>
              </table:table-cell>
              <table:table-cell office:value-type="float" office:value="89">
                <text:p>89</text:p>
              </table:table-cell>
              <table:table-cell office:value-type="float" office:value="84">
                <text:p>84</text:p>
              </table:table-cell>
              <table:table-cell office:value-type="float" office:value="8.00220902940771">
                <text:p>8.00220902940771</text:p>
              </table:table-cell>
              <table:table-cell office:value-type="float" office:value="8.1142377152457">
                <text:p>8.11423771524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